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8.005cm" fo:min-width="3.945cm"/>
      <style:paragraph-properties style:writing-mode="lr-tb"/>
    </style:style>
    <style:style style:name="gr3" style:family="graphic" style:parent-style-name="objectwithoutfill">
      <style:graphic-properties draw:fill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2.115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2.027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4.566cm" fo:min-width="0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1.90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-8% 58%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position="-8% 58%" fo:font-size="10.5pt" style:font-size-asian="10.5pt" style:font-size-complex="10.5pt"/>
    </style:style>
    <style:style style:name="T6" style:family="text">
      <style:text-properties fo:color="#00a933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2" draw:layer="layout" svg:width="13.419cm" svg:height="0.962cm" svg:x="7.62cm" svg:y="2.213cm">
            <draw:text-box>
              <text:p text:style-name="P1"><text:span text:style-name="T1">Leaf(t</text:span><text:span text:style-name="T2">1</text:span><text:span text:style-name="T1">(h</text:span><text:span text:style-name="T2">i</text:span><text:span text:style-name="T1">), t</text:span><text:span text:style-name="T2">2</text:span><text:span text:style-name="T1">(h</text:span><text:span text:style-name="T2">i</text:span><text:span text:style-name="T1">), …, t</text:span><text:span text:style-name="T2">11</text:span><text:span text:style-name="T1">(</text:span>h<text:span text:style-name="T3">i</text:span>)) = (a<text:span text:style-name="T3">1</text:span>, a<text:span text:style-name="T3">2</text:span>, a<text:span text:style-name="T3">3</text:span>, a<text:span text:style-name="T3">4</text:span>)</text:p>
            </draw:text-box>
          </draw:frame>
          <draw:g>
            <draw:custom-shape draw:style-name="gr2" draw:text-style-name="P3" draw:layer="layout" svg:width="4.445cm" svg:height="8.255cm" svg:x="7.698cm" svg:y="5.08cm">
              <text:p text:style-name="P3">Poseidon</text:p>
              <text:p text:style-name="P3">Hash</text:p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5.793cm" svg:y1="5.715cm" svg:x2="7.698cm" svg:y2="5.715cm">
              <text:p/>
            </draw:line>
            <draw:line draw:style-name="gr3" draw:text-style-name="P4" draw:layer="layout" svg:x1="5.793cm" svg:y1="6.35cm" svg:x2="7.698cm" svg:y2="6.35cm">
              <text:p/>
            </draw:line>
            <draw:line draw:style-name="gr3" draw:text-style-name="P4" draw:layer="layout" svg:x1="5.793cm" svg:y1="6.985cm" svg:x2="7.698cm" svg:y2="6.985cm">
              <text:p/>
            </draw:line>
            <draw:line draw:style-name="gr3" draw:text-style-name="P4" draw:layer="layout" svg:x1="5.793cm" svg:y1="7.62cm" svg:x2="7.698cm" svg:y2="7.62cm">
              <text:p/>
            </draw:line>
            <draw:line draw:style-name="gr3" draw:text-style-name="P4" draw:layer="layout" svg:x1="5.793cm" svg:y1="8.255cm" svg:x2="7.698cm" svg:y2="8.255cm">
              <text:p/>
            </draw:line>
            <draw:line draw:style-name="gr3" draw:text-style-name="P4" draw:layer="layout" svg:x1="5.793cm" svg:y1="8.89cm" svg:x2="7.698cm" svg:y2="8.89cm">
              <text:p/>
            </draw:line>
            <draw:line draw:style-name="gr3" draw:text-style-name="P4" draw:layer="layout" svg:x1="5.793cm" svg:y1="9.525cm" svg:x2="7.698cm" svg:y2="9.525cm">
              <text:p/>
            </draw:line>
            <draw:line draw:style-name="gr3" draw:text-style-name="P4" draw:layer="layout" svg:x1="5.793cm" svg:y1="10.16cm" svg:x2="7.698cm" svg:y2="10.16cm">
              <text:p/>
            </draw:line>
            <draw:line draw:style-name="gr3" draw:text-style-name="P4" draw:layer="layout" svg:x1="5.793cm" svg:y1="10.795cm" svg:x2="7.698cm" svg:y2="10.795cm">
              <text:p/>
            </draw:line>
            <draw:line draw:style-name="gr3" draw:text-style-name="P4" draw:layer="layout" svg:x1="5.793cm" svg:y1="11.43cm" svg:x2="7.698cm" svg:y2="11.43cm">
              <text:p/>
            </draw:line>
            <draw:line draw:style-name="gr3" draw:text-style-name="P4" draw:layer="layout" svg:x1="5.793cm" svg:y1="12.065cm" svg:x2="7.698cm" svg:y2="12.065cm">
              <text:p/>
            </draw:line>
            <draw:line draw:style-name="gr3" draw:text-style-name="P4" draw:layer="layout" svg:x1="5.793cm" svg:y1="12.7cm" svg:x2="7.698cm" svg:y2="12.7cm">
              <text:p/>
            </draw:line>
          </draw:g>
          <draw:custom-shape draw:style-name="gr2" draw:text-style-name="P3" draw:layer="layout" svg:width="4.445cm" svg:height="8.255cm" svg:x="17.858cm" svg:y="5.08cm">
            <text:p text:style-name="P3">Poseidon</text:p>
            <text:p text:style-name="P3">Hash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5.953cm" svg:y1="5.715cm" svg:x2="17.858cm" svg:y2="5.715cm">
            <text:p/>
          </draw:line>
          <draw:line draw:style-name="gr3" draw:text-style-name="P4" draw:layer="layout" svg:x1="15.953cm" svg:y1="6.35cm" svg:x2="17.858cm" svg:y2="6.35cm">
            <text:p/>
          </draw:line>
          <draw:line draw:style-name="gr3" draw:text-style-name="P4" draw:layer="layout" svg:x1="15.953cm" svg:y1="6.985cm" svg:x2="17.858cm" svg:y2="6.985cm">
            <text:p/>
          </draw:line>
          <draw:line draw:style-name="gr3" draw:text-style-name="P4" draw:layer="layout" svg:x1="15.953cm" svg:y1="7.62cm" svg:x2="17.858cm" svg:y2="7.62cm">
            <text:p/>
          </draw:line>
          <draw:line draw:style-name="gr3" draw:text-style-name="P4" draw:layer="layout" svg:x1="15.953cm" svg:y1="8.255cm" svg:x2="17.858cm" svg:y2="8.255cm">
            <text:p/>
          </draw:line>
          <draw:line draw:style-name="gr3" draw:text-style-name="P4" draw:layer="layout" svg:x1="15.953cm" svg:y1="8.89cm" svg:x2="17.858cm" svg:y2="8.89cm">
            <text:p/>
          </draw:line>
          <draw:line draw:style-name="gr3" draw:text-style-name="P4" draw:layer="layout" svg:x1="15.953cm" svg:y1="9.525cm" svg:x2="17.858cm" svg:y2="9.525cm">
            <text:p/>
          </draw:line>
          <draw:line draw:style-name="gr3" draw:text-style-name="P4" draw:layer="layout" svg:x1="15.953cm" svg:y1="10.16cm" svg:x2="17.858cm" svg:y2="10.16cm">
            <text:p/>
          </draw:line>
          <draw:line draw:style-name="gr3" draw:text-style-name="P4" xml:id="id2" draw:id="id2" draw:layer="layout" svg:x1="15.953cm" svg:y1="10.795cm" svg:x2="17.858cm" svg:y2="10.795cm">
            <text:p/>
          </draw:line>
          <draw:line draw:style-name="gr3" draw:text-style-name="P4" xml:id="id4" draw:id="id4" draw:layer="layout" svg:x1="15.953cm" svg:y1="11.43cm" svg:x2="17.858cm" svg:y2="11.43cm">
            <text:p/>
          </draw:line>
          <draw:line draw:style-name="gr3" draw:text-style-name="P4" xml:id="id6" draw:id="id6" draw:layer="layout" svg:x1="15.953cm" svg:y1="12.065cm" svg:x2="17.858cm" svg:y2="12.065cm">
            <text:p/>
          </draw:line>
          <draw:line draw:style-name="gr3" draw:text-style-name="P4" xml:id="id8" draw:id="id8" draw:layer="layout" svg:x1="15.953cm" svg:y1="12.7cm" svg:x2="17.858cm" svg:y2="12.7cm">
            <text:p/>
          </draw:line>
          <draw:line draw:style-name="gr3" draw:text-style-name="P4" xml:id="id1" draw:id="id1" draw:layer="layout" svg:x1="12.143cm" svg:y1="8.255cm" svg:x2="14.048cm" svg:y2="8.255cm">
            <text:p/>
          </draw:line>
          <draw:line draw:style-name="gr3" draw:text-style-name="P4" xml:id="id3" draw:id="id3" draw:layer="layout" svg:x1="12.143cm" svg:y1="8.89cm" svg:x2="14.048cm" svg:y2="8.89cm">
            <text:p/>
          </draw:line>
          <draw:line draw:style-name="gr3" draw:text-style-name="P4" xml:id="id5" draw:id="id5" draw:layer="layout" svg:x1="12.143cm" svg:y1="9.525cm" svg:x2="14.048cm" svg:y2="9.525cm">
            <text:p/>
          </draw:line>
          <draw:line draw:style-name="gr3" draw:text-style-name="P4" xml:id="id7" draw:id="id7" draw:layer="layout" svg:x1="12.143cm" svg:y1="10.16cm" svg:x2="14.048cm" svg:y2="10.16cm">
            <text:p/>
          </draw:line>
          <draw:connector draw:style-name="gr3" draw:text-style-name="P4" draw:layer="layout" draw:type="line" svg:x1="14.048cm" svg:y1="8.255cm" svg:x2="15.953cm" svg:y2="10.795cm" draw:start-shape="id1" draw:start-glue-point="1" draw:end-shape="id2" draw:end-glue-point="3" svg:d="M14048 8255l1905 2540" svg:viewBox="0 0 1906 2541">
            <text:p/>
          </draw:connector>
          <draw:connector draw:style-name="gr3" draw:text-style-name="P4" draw:layer="layout" draw:type="line" svg:x1="14.048cm" svg:y1="8.89cm" svg:x2="15.953cm" svg:y2="11.43cm" draw:start-shape="id3" draw:start-glue-point="1" draw:end-shape="id4" draw:end-glue-point="3" svg:d="M14048 8890l1905 2540" svg:viewBox="0 0 1906 2541">
            <text:p/>
          </draw:connector>
          <draw:connector draw:style-name="gr3" draw:text-style-name="P4" draw:layer="layout" draw:type="line" svg:x1="14.048cm" svg:y1="9.525cm" svg:x2="15.953cm" svg:y2="12.065cm" draw:start-shape="id5" draw:start-glue-point="1" draw:end-shape="id6" draw:end-glue-point="3" svg:d="M14048 9525l1905 2540" svg:viewBox="0 0 1906 2541">
            <text:p/>
          </draw:connector>
          <draw:connector draw:style-name="gr3" draw:text-style-name="P4" draw:layer="layout" draw:type="line" svg:x1="14.048cm" svg:y1="10.16cm" svg:x2="15.953cm" svg:y2="12.7cm" draw:start-shape="id7" draw:start-glue-point="1" draw:end-shape="id8" draw:end-glue-point="3" svg:d="M14048 10160l1905 2540" svg:viewBox="0 0 1906 2541">
            <text:p/>
          </draw:connector>
          <draw:frame draw:style-name="gr4" draw:text-style-name="P6" draw:layer="layout" svg:width="1.905cm" svg:height="0.662cm" svg:x="24.129cm" svg:y="7.62cm">
            <draw:text-box>
              <text:p text:style-name="P5"><text:span text:style-name="T4">a</text:span><text:span text:style-name="T5">1</text:span></text:p>
            </draw:text-box>
          </draw:frame>
          <draw:line draw:style-name="gr3" draw:text-style-name="P4" draw:layer="layout" svg:x1="22.303cm" svg:y1="8.255cm" svg:x2="24.208cm" svg:y2="8.255cm">
            <text:p/>
          </draw:line>
          <draw:line draw:style-name="gr3" draw:text-style-name="P4" draw:layer="layout" svg:x1="22.303cm" svg:y1="8.89cm" svg:x2="24.208cm" svg:y2="8.89cm">
            <text:p/>
          </draw:line>
          <draw:line draw:style-name="gr3" draw:text-style-name="P4" draw:layer="layout" svg:x1="22.303cm" svg:y1="9.525cm" svg:x2="24.208cm" svg:y2="9.525cm">
            <text:p/>
          </draw:line>
          <draw:line draw:style-name="gr3" draw:text-style-name="P4" draw:layer="layout" svg:x1="22.303cm" svg:y1="10.16cm" svg:x2="24.208cm" svg:y2="10.16cm">
            <text:p/>
          </draw:line>
          <draw:frame draw:style-name="gr5" draw:text-style-name="P7" draw:layer="layout" svg:width="1.912cm" svg:height="0.839cm" svg:x="5.708cm" svg:y="4.179cm">
            <draw:text-box>
              <text:p text:style-name="P5"><text:span text:style-name="T6">Input</text:span></text:p>
            </draw:text-box>
          </draw:frame>
          <draw:frame draw:style-name="gr6" draw:text-style-name="P8" draw:layer="layout" svg:width="2.547cm" svg:height="1.427cm" svg:x="12.136cm" svg:y="3.885cm">
            <draw:text-box>
              <text:p><text:span text:style-name="T7">Output</text:span></text:p>
            </draw:text-box>
          </draw:frame>
          <draw:g>
            <draw:custom-shape draw:style-name="gr7" draw:text-style-name="P4" draw:layer="layout" svg:width="0.832cm" svg:height="2.495cm" svg:x="3.897cm" svg:y="10.16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8" draw:text-style-name="P9" draw:layer="layout" svg:width="2.527cm" svg:height="0.895cm" draw:transform="rotate (1.58545709251165) translate (3.002cm 12.7cm)">
              <draw:text-box>
                <text:p><text:span text:style-name="T8">capacity</text:span></text:p>
              </draw:text-box>
            </draw:frame>
          </draw:g>
          <draw:g>
            <draw:custom-shape draw:style-name="gr9" draw:text-style-name="P4" draw:layer="layout" svg:width="0.725cm" svg:height="5.08cm" svg:x="3.991cm" svg:y="5.08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0" draw:text-style-name="P9" draw:layer="layout" svg:width="2.402cm" svg:height="0.781cm" draw:transform="rotate (1.58528255958645) translate (3.21cm 8.747cm)">
              <draw:text-box>
                <text:p><text:span text:style-name="T8">real input</text:span></text:p>
              </draw:text-box>
            </draw:frame>
          </draw:g>
          <draw:frame draw:style-name="gr5" draw:text-style-name="P7" draw:layer="layout" svg:width="1.912cm" svg:height="0.839cm" svg:x="15.946cm" svg:y="4.241cm">
            <draw:text-box>
              <text:p text:style-name="P5"><text:span text:style-name="T6">Input</text:span></text:p>
            </draw:text-box>
          </draw:frame>
          <draw:frame draw:style-name="gr6" draw:text-style-name="P8" draw:layer="layout" svg:width="2.547cm" svg:height="1.427cm" svg:x="22.296cm" svg:y="3.81cm">
            <draw:text-box>
              <text:p><text:span text:style-name="T7">Output</text:span></text:p>
            </draw:text-box>
          </draw:frame>
          <draw:frame draw:style-name="gr4" draw:text-style-name="P6" draw:layer="layout" svg:width="1.905cm" svg:height="0.662cm" svg:x="4.73cm" svg:y="5.053cm">
            <draw:text-box>
              <text:p text:style-name="P5"><text:span text:style-name="T4">t</text:span><text:span text:style-name="T5">1</text:span><text:span text:style-name="T4">(h</text:span><text:span text:style-name="T5">i</text:span><text:span text:style-name="T4">)</text:span></text:p>
            </draw:text-box>
          </draw:frame>
          <draw:frame draw:style-name="gr4" draw:text-style-name="P6" draw:layer="layout" svg:width="1.905cm" svg:height="0.662cm" svg:x="4.731cm" svg:y="5.688cm">
            <draw:text-box>
              <text:p text:style-name="P5"><text:span text:style-name="T9">t</text:span><text:span text:style-name="T10">2</text:span><text:span text:style-name="T9">(</text:span><text:span text:style-name="T4">h</text:span><text:span text:style-name="T5">i</text:span><text:span text:style-name="T4">)</text:span></text:p>
            </draw:text-box>
          </draw:frame>
          <draw:frame draw:style-name="gr4" draw:text-style-name="P6" draw:layer="layout" svg:width="1.905cm" svg:height="0.662cm" svg:x="4.729cm" svg:y="6.323cm">
            <draw:text-box>
              <text:p text:style-name="P5"><text:span text:style-name="T9">t</text:span><text:span text:style-name="T10">3</text:span><text:span text:style-name="T9">(</text:span><text:span text:style-name="T4">h</text:span><text:span text:style-name="T5">i</text:span><text:span text:style-name="T4">)</text:span></text:p>
            </draw:text-box>
          </draw:frame>
          <draw:frame draw:style-name="gr4" draw:text-style-name="P6" draw:layer="layout" svg:width="1.905cm" svg:height="0.662cm" svg:x="4.729cm" svg:y="6.958cm">
            <draw:text-box>
              <text:p text:style-name="P5"><text:span text:style-name="T9">t</text:span><text:span text:style-name="T10">4</text:span><text:span text:style-name="T9">(</text:span><text:span text:style-name="T4">h</text:span><text:span text:style-name="T5">i</text:span><text:span text:style-name="T4">)</text:span></text:p>
            </draw:text-box>
          </draw:frame>
          <draw:frame draw:style-name="gr4" draw:text-style-name="P6" draw:layer="layout" svg:width="1.905cm" svg:height="0.662cm" svg:x="4.729cm" svg:y="7.593cm">
            <draw:text-box>
              <text:p text:style-name="P5"><text:span text:style-name="T9">t</text:span><text:span text:style-name="T10">5</text:span><text:span text:style-name="T9">(</text:span><text:span text:style-name="T4">h</text:span><text:span text:style-name="T5">i</text:span><text:span text:style-name="T4">)</text:span></text:p>
            </draw:text-box>
          </draw:frame>
          <draw:frame draw:style-name="gr4" draw:text-style-name="P6" draw:layer="layout" svg:width="1.905cm" svg:height="0.662cm" svg:x="4.729cm" svg:y="8.255cm">
            <draw:text-box>
              <text:p text:style-name="P5"><text:span text:style-name="T9">t</text:span><text:span text:style-name="T10">6</text:span><text:span text:style-name="T9">(</text:span><text:span text:style-name="T4">h</text:span><text:span text:style-name="T5">i</text:span><text:span text:style-name="T4">)</text:span></text:p>
            </draw:text-box>
          </draw:frame>
          <draw:frame draw:style-name="gr4" draw:text-style-name="P6" draw:layer="layout" svg:width="1.905cm" svg:height="0.662cm" svg:x="4.729cm" svg:y="8.917cm">
            <draw:text-box>
              <text:p text:style-name="P5"><text:span text:style-name="T9">t</text:span><text:span text:style-name="T10">7</text:span><text:span text:style-name="T9">(</text:span><text:span text:style-name="T4">h</text:span><text:span text:style-name="T5">i</text:span><text:span text:style-name="T4">)</text:span></text:p>
            </draw:text-box>
          </draw:frame>
          <draw:frame draw:style-name="gr4" draw:text-style-name="P6" draw:layer="layout" svg:width="1.905cm" svg:height="0.662cm" svg:x="4.729cm" svg:y="9.498cm">
            <draw:text-box>
              <text:p text:style-name="P5"><text:span text:style-name="T9">t</text:span><text:span text:style-name="T10">8</text:span><text:span text:style-name="T9">(</text:span><text:span text:style-name="T4">h</text:span><text:span text:style-name="T5">i</text:span><text:span text:style-name="T4">)</text:span></text:p>
            </draw:text-box>
          </draw:frame>
          <draw:frame draw:style-name="gr4" draw:text-style-name="P6" draw:layer="layout" svg:width="1.905cm" svg:height="0.662cm" svg:x="14.605cm" svg:y="5.08cm">
            <draw:text-box>
              <text:p text:style-name="P5"><text:span text:style-name="T9">t</text:span><text:span text:style-name="T10">9</text:span><text:span text:style-name="T9">(</text:span><text:span text:style-name="T4">h</text:span><text:span text:style-name="T5">i</text:span><text:span text:style-name="T4">)</text:span></text:p>
            </draw:text-box>
          </draw:frame>
          <draw:frame draw:style-name="gr4" draw:text-style-name="P6" draw:layer="layout" svg:width="1.905cm" svg:height="0.662cm" svg:x="14.606cm" svg:y="5.688cm">
            <draw:text-box>
              <text:p text:style-name="P5"><text:span text:style-name="T9">t</text:span><text:span text:style-name="T10">10</text:span><text:span text:style-name="T9">(</text:span><text:span text:style-name="T4">h</text:span><text:span text:style-name="T5">i</text:span><text:span text:style-name="T4">)</text:span></text:p>
            </draw:text-box>
          </draw:frame>
          <draw:frame draw:style-name="gr4" draw:text-style-name="P6" draw:layer="layout" svg:width="1.905cm" svg:height="0.662cm" svg:x="14.606cm" svg:y="6.323cm">
            <draw:text-box>
              <text:p text:style-name="P5"><text:span text:style-name="T9">t</text:span><text:span text:style-name="T10">11</text:span><text:span text:style-name="T9">(</text:span><text:span text:style-name="T4">h</text:span><text:span text:style-name="T5">i</text:span><text:span text:style-name="T4">)</text:span></text:p>
            </draw:text-box>
          </draw:frame>
          <draw:frame draw:style-name="gr4" draw:text-style-name="P6" draw:layer="layout" svg:width="1.27cm" svg:height="0.662cm" svg:x="15.239cm" svg:y="6.958cm">
            <draw:text-box>
              <text:p text:style-name="P5"><text:span text:style-name="T4">0</text:span></text:p>
            </draw:text-box>
          </draw:frame>
          <draw:frame draw:style-name="gr4" draw:text-style-name="P6" draw:layer="layout" svg:width="1.27cm" svg:height="0.662cm" svg:x="15.239cm" svg:y="7.62cm">
            <draw:text-box>
              <text:p text:style-name="P5"><text:span text:style-name="T4">0</text:span></text:p>
            </draw:text-box>
          </draw:frame>
          <draw:frame draw:style-name="gr4" draw:text-style-name="P6" draw:layer="layout" svg:width="1.27cm" svg:height="0.662cm" svg:x="15.239cm" svg:y="8.228cm">
            <draw:text-box>
              <text:p text:style-name="P5"><text:span text:style-name="T4">0</text:span></text:p>
            </draw:text-box>
          </draw:frame>
          <draw:frame draw:style-name="gr4" draw:text-style-name="P6" draw:layer="layout" svg:width="1.27cm" svg:height="0.662cm" svg:x="15.239cm" svg:y="8.863cm">
            <draw:text-box>
              <text:p text:style-name="P5"><text:span text:style-name="T4">0</text:span></text:p>
            </draw:text-box>
          </draw:frame>
          <draw:frame draw:style-name="gr4" draw:text-style-name="P6" draw:layer="layout" svg:width="1.27cm" svg:height="0.662cm" svg:x="15.239cm" svg:y="9.525cm">
            <draw:text-box>
              <text:p text:style-name="P5"><text:span text:style-name="T4">0</text:span></text:p>
            </draw:text-box>
          </draw:frame>
          <draw:frame draw:style-name="gr4" draw:text-style-name="P6" draw:layer="layout" svg:width="1.27cm" svg:height="0.662cm" svg:x="5.079cm" svg:y="10.16cm">
            <draw:text-box>
              <text:p text:style-name="P5"><text:span text:style-name="T4">0</text:span></text:p>
            </draw:text-box>
          </draw:frame>
          <draw:frame draw:style-name="gr4" draw:text-style-name="P6" draw:layer="layout" svg:width="1.27cm" svg:height="0.662cm" svg:x="5.079cm" svg:y="10.795cm">
            <draw:text-box>
              <text:p text:style-name="P5"><text:span text:style-name="T4">0</text:span></text:p>
            </draw:text-box>
          </draw:frame>
          <draw:frame draw:style-name="gr4" draw:text-style-name="P6" draw:layer="layout" svg:width="1.27cm" svg:height="0.662cm" svg:x="5.079cm" svg:y="11.43cm">
            <draw:text-box>
              <text:p text:style-name="P5"><text:span text:style-name="T4">0</text:span></text:p>
            </draw:text-box>
          </draw:frame>
          <draw:frame draw:style-name="gr4" draw:text-style-name="P6" draw:layer="layout" svg:width="1.27cm" svg:height="0.662cm" svg:x="5.079cm" svg:y="12.065cm">
            <draw:text-box>
              <text:p text:style-name="P5"><text:span text:style-name="T4">0</text:span></text:p>
            </draw:text-box>
          </draw:frame>
          <draw:frame draw:style-name="gr4" draw:text-style-name="P6" draw:layer="layout" svg:width="1.905cm" svg:height="0.662cm" svg:x="24.13cm" svg:y="8.228cm">
            <draw:text-box>
              <text:p text:style-name="P5"><text:span text:style-name="T4">a</text:span><text:span text:style-name="T5">2</text:span></text:p>
            </draw:text-box>
          </draw:frame>
          <draw:frame draw:style-name="gr4" draw:text-style-name="P6" draw:layer="layout" svg:width="1.905cm" svg:height="0.662cm" svg:x="24.129cm" svg:y="8.89cm">
            <draw:text-box>
              <text:p text:style-name="P5"><text:span text:style-name="T4">a</text:span><text:span text:style-name="T5">3</text:span></text:p>
            </draw:text-box>
          </draw:frame>
          <draw:frame draw:style-name="gr4" draw:text-style-name="P6" draw:layer="layout" svg:width="1.905cm" svg:height="0.662cm" svg:x="24.129cm" svg:y="9.498cm">
            <draw:text-box>
              <text:p text:style-name="P5"><text:span text:style-name="T4">a</text:span><text:span text:style-name="T5">4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8T12:02:00.969623999</meta:creation-date>
    <dc:title>Personal</dc:title>
    <meta:editing-duration>PT11M23S</meta:editing-duration>
    <meta:editing-cycles>5</meta:editing-cycles>
    <meta:generator>LibreOffice/7.3.7.2$Linux_X86_64 LibreOffice_project/30$Build-2</meta:generator>
    <dc:date>2022-12-27T15:48:33.004041086</dc:date>
    <meta:document-statistic meta:object-count="98"/>
  </office:meta>
</office:document-meta>
</file>